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ystem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ystem" style:font-pitch="variable" svg:panose-1="2 11 6 4 3 5 4 4 2 4"/>
    <style:font-face style:name="Symbol" svg:font-family="Symbol" style:font-family-generic="system" style:font-pitch="variable" svg:panose-1="5 5 1 2 1 7 6 2 5 7"/>
    <style:font-face style:name="Courier New" svg:font-family="Courier New" style:font-family-generic="system" style:font-pitch="variable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Verdana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Verdana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51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Verdana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Verdana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Verdana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Verdana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Verdana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Verdana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Verdana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Verdana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Verdana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Verdana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Verdana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Verdana" fo:font-size="10pt" style:font-size-asian="10pt" style:font-size-complex="10pt"/>
    </style:style>
    <style:style style:name="P84" style:parent-style-name="Standard" style:family="paragraph">
      <style:text-properties style:font-name="Verdana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86" style:parent-style-name="Standard" style:family="paragraph">
      <style:text-properties style:font-name="Verdana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Verdana" fo:font-size="10pt" style:font-size-asian="10pt" style:font-size-complex="10pt"/>
    </style:style>
    <style:style style:name="T89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Verdana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Verdana" fo:font-size="10pt" style:font-size-asian="10pt" style:font-size-complex="10pt"/>
    </style:style>
    <style:style style:name="P9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99" style:family="table-column">
      <style:table-column-properties style:column-width="3.1493in" style:use-optimal-column-width="false"/>
    </style:style>
    <style:style style:name="TableColumn100" style:family="table-column">
      <style:table-column-properties style:column-width="0.6305in" style:use-optimal-column-width="false"/>
    </style:style>
    <style:style style:name="TableColumn101" style:family="table-column">
      <style:table-column-properties style:column-width="2.7951in" style:use-optimal-column-width="false"/>
    </style:style>
    <style:style style:name="Table98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43" style:family="table-column">
      <style:table-column-properties style:column-width="3.1493in" style:use-optimal-column-width="false"/>
    </style:style>
    <style:style style:name="TableColumn144" style:family="table-column">
      <style:table-column-properties style:column-width="0.6305in" style:use-optimal-column-width="false"/>
    </style:style>
    <style:style style:name="TableColumn145" style:family="table-column">
      <style:table-column-properties style:column-width="2.7951in" style:use-optimal-column-width="false"/>
    </style:style>
    <style:style style:name="Table142" style:family="table">
      <style:table-properties style:width="6.575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70" style:family="table-column">
      <style:table-column-properties style:column-width="3.1493in" style:use-optimal-column-width="false"/>
    </style:style>
    <style:style style:name="TableColumn171" style:family="table-column">
      <style:table-column-properties style:column-width="0.6305in" style:use-optimal-column-width="false"/>
    </style:style>
    <style:style style:name="TableColumn172" style:family="table-column">
      <style:table-column-properties style:column-width="2.7951in" style:use-optimal-column-width="false"/>
    </style:style>
    <style:style style:name="Table169" style:family="table">
      <style:table-properties style:width="6.575in" fo:margin-left="0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26" style:parent-style-name="Heading1" style:family="paragraph">
      <style:text-properties style:font-name="Verdana" fo:font-size="10pt" style:font-size-asian="10pt" style:font-size-complex="10pt"/>
    </style:style>
    <style:style style:name="P227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S 192 AY 2015-2016</text:p>
      <text:p text:style-name="P7"><text:s/>General Programming Standards and Guidelines Code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/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/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UP Scholarship Management System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>N/A</text:p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Name:</text:p>
          </table:table-cell>
          <table:table-cell table:style-name="TableCell43" table:number-columns-spanned="3">
            <text:p text:style-name="P44"/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/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Standard"><text:span text:style-name="T51">Review Files &amp; Source code</text:span></text:p>
          </table:table-cell>
          <table:table-cell table:style-name="TableCell52" table:number-columns-spanned="2">
            <text:p text:style-name="P53">See github repository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>https://github.com/MarbilleJuntado/Scholarship-Management-System/tree/master/Implementations/UPSMS%20v1.0</text:p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<text:s/>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 Programming Standards and Guidelines<text:s/></text:span><text:span text:style-name="T91">(https://source.android.com/source/code-style.html)<text:s/></text:span><text:span text:style-name="T92">document for more complete descriptions and examples of the items listed below.</text:span></text:p>
      <text:p text:style-name="P93"/>
      <text:p text:style-name="P94">Place a check mark if the code complies with the criteria. <text:s/>If not, place comments at the remarks column.</text:p>
      <text:p text:style-name="P95"/>
      <text:p text:style-name="P96">1. <text:s/>License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Criteria</text:p>
          </table:table-cell>
          <table:table-cell table:style-name="TableCell105">
            <text:p text:style-name="P106">Comply</text:p>
          </table:table-cell>
          <table:table-cell table:style-name="TableCell107">
            <text:p text:style-name="P108">Remarks</text:p>
          </table:table-cell>
        </table:table-row>
        <table:table-row table:style-name="TableRow109">
          <table:table-cell table:style-name="TableCell110">
            <text:p text:style-name="P111">License exists at the top of the code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License contains the name of the author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License contains the following:</text:p>
            <text:p text:style-name="P126">“This is a course requirement for CS 192 Software Engineering II under<text:s/>the supervision of Asst. Prof. Ma. Rowena C. Solamo of the Department of Computer Science, College of Engineering, University of the Philippines, Diliman for the AY 2015-2016”.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</table:table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2. <text:s/>Code History</text:p>
      <text:p text:style-name="P141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Criteria</text:p>
          </table:table-cell>
          <table:table-cell table:style-name="TableCell149">
            <text:p text:style-name="P150">Comply</text:p>
          </table:table-cell>
          <table:table-cell table:style-name="TableCell151">
            <text:p text:style-name="P152">Remarks</text:p>
          </table:table-cell>
        </table:table-row>
        <table:table-row table:style-name="TableRow153">
          <table:table-cell table:style-name="TableCell154">
            <text:p text:style-name="P155">Code History appears<text:s/>after the license of the source code.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Code History has been updated accordingly based on name of programmer, change date and change description.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</table:table>
      <text:p text:style-name="P167"/>
      <text:p text:style-name="P168">3. <text:s/>Internal Documentation</text:p>
      <table:table table:style-name="Table169">
        <table:table-columns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Criteria</text:p>
          </table:table-cell>
          <table:table-cell table:style-name="TableCell176">
            <text:p text:style-name="P177">Comply</text:p>
          </table:table-cell>
          <table:table-cell table:style-name="TableCell178">
            <text:p text:style-name="P179">Remarks</text:p>
          </table:table-cell>
        </table:table-row>
        <table:table-row table:style-name="TableRow180">
          <table:table-cell table:style-name="TableCell181">
            <text:p text:style-name="P182">A comment block exists after the Code History<text:s/>containing the following information: file creation date, development group, client group and a brief statement of the purpose of the software in the file.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Each method in the file is preceded by a comment block which provides the following information:<text:s/>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Indentions are 5 spaces.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Inline comments are found at the<text:s/>top of the statement using '/*' and '*/'.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Bracketing of block statements follows the following format:</text:p>
            <text:p text:style-name="P211"/>
            <text:p text:style-name="P212">if (){</text:p>
            <text:p text:style-name="P213"><text:s text:c="5"/>statements;</text:p>
            <text:p text:style-name="P214">}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Exceptions are being handled appropriately.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</table:table>
      <text:h text:style-name="P226" text:outline-level="1">Reviewer’s Comments:<text:line-break/></text:h>
      <text:p text:style-name="P2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ystem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ystem" style:font-pitch="variable" svg:panose-1="2 11 6 4 3 5 4 4 2 4"/>
    <style:font-face style:name="Symbol" svg:font-family="Symbol" style:font-family-generic="system" style:font-pitch="variable" svg:panose-1="5 5 1 2 1 7 6 2 5 7"/>
    <style:font-face style:name="Courier New" svg:font-family="Courier New" style:font-family-generic="system" style:font-pitch="variable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pattregarde</dc:creator>
    <meta:creation-date>2016-02-28T13:23:00Z</meta:creation-date>
    <dc:date>2016-02-28T13:23:00Z</dc:date>
    <meta:print-date>2006-07-28T14:33:00Z</meta:print-date>
    <meta:template xlink:href="Normal" xlink:type="simple"/>
    <meta:editing-cycles>2</meta:editing-cycles>
    <meta:editing-duration>PT180S</meta:editing-duration>
    <meta:document-statistic meta:page-count="2" meta:paragraph-count="4" meta:word-count="350" meta:character-count="2341" meta:row-count="16" meta:non-whitespace-character-count="1995"/>
  </office:meta>
</office:document-meta>
</file>